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3.687cm" style:rel-column-width="1870*"/>
    </style:style>
    <style:style style:name="Таблица2.B" style:family="table-column">
      <style:table-column-properties style:column-width="15.314cm" style:rel-column-width="7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9.001cm" table:align="margins"/>
    </style:style>
    <style:style style:name="Таблица3.A" style:family="table-column">
      <style:table-column-properties style:column-width="19.001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19.001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19.001cm" style:rel-column-width="65535*"/>
    </style:style>
    <style:style style:name="Таблица5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19.001cm" style:rel-column-width="65535*"/>
    </style:style>
    <style:style style:name="Таблица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19.001cm" style:rel-column-width="65535*"/>
    </style:style>
    <style:style style:name="Таблица7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19.001cm" style:rel-column-width="65535*"/>
    </style:style>
    <style:style style:name="Таблица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9" style:family="table">
      <style:table-properties style:width="19.001cm" table:align="margins"/>
    </style:style>
    <style:style style:name="Таблица9.A" style:family="table-column">
      <style:table-column-properties style:column-width="19.001cm" style:rel-column-width="65535*"/>
    </style:style>
    <style:style style:name="Таблица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0" style:family="table">
      <style:table-properties style:width="19.001cm" table:align="margins"/>
    </style:style>
    <style:style style:name="Таблица10.A" style:family="table-column">
      <style:table-column-properties style:column-width="19.001cm" style:rel-column-width="65535*"/>
    </style:style>
    <style:style style:name="Таблица1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1" style:family="table">
      <style:table-properties style:width="19.001cm" table:align="margins"/>
    </style:style>
    <style:style style:name="Таблица11.A" style:family="table-column">
      <style:table-column-properties style:column-width="19.001cm" style:rel-column-width="65535*"/>
    </style:style>
    <style:style style:name="Таблица11.A1" style:family="table-cell">
      <style:table-cell-properties fo:background-color="#2d2b55" fo:padding="0.097cm" fo:border="0.5pt solid #000000">
        <style:background-image/>
      </style:table-cell-properties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itle">
      <style:text-properties fo:language="en" fo:country="US"/>
    </style:style>
    <style:style style:name="P3" style:family="paragraph" style:parent-style-name="Subtitle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3">
      <style:text-properties fo:font-weight="bold" officeooo:paragraph-rsid="00015db2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>
      <style:paragraph-properties style:line-height-at-least="0.402cm"/>
    </style:style>
    <style:style style:name="P12" style:family="paragraph" style:parent-style-name="Standard">
      <style:paragraph-properties style:line-height-at-least="0.402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3" style:family="paragraph" style:parent-style-name="Standard">
      <style:paragraph-properties style:line-height-at-least="0.402cm"/>
      <style:text-properties fo:color="#ffffff" loext:opacity="100%" style:font-name="Consolas" fo:font-size="12pt" fo:language="en" fo:country="US" fo:font-weight="normal" fo:background-color="#2d2b55" style:font-size-asian="12pt" style:font-size-complex="12pt"/>
    </style:style>
    <style:style style:name="P14" style:family="paragraph" style:parent-style-name="Standard">
      <style:paragraph-properties style:line-height-at-least="0.402cm"/>
      <style:text-properties fo:color="#ffffff" loext:opacity="100%" style:font-name="Consolas" fo:font-size="12pt" fo:font-style="normal" fo:font-weight="normal" fo:background-color="#2d2b5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style:line-height-at-least="0.402cm"/>
      <style:text-properties fo:color="#ffffff" loext:opacity="100%" style:font-name="Consolas" fo:font-size="12pt" style:text-underline-style="none" fo:font-weight="normal" fo:background-color="#2d2b55" style:font-size-asian="12pt" style:font-size-complex="12pt"/>
    </style:style>
    <style:style style:name="P16" style:family="paragraph" style:parent-style-name="Standard">
      <style:paragraph-properties style:line-height-at-least="0.402cm"/>
      <style:text-properties fo:color="#ffffff" loext:opacity="100%" fo:font-size="12pt" fo:background-color="#2d2b55" style:font-size-asian="12pt" style:font-size-complex="12pt"/>
    </style:style>
    <style:style style:name="P17" style:family="paragraph" style:parent-style-name="Standard">
      <style:paragraph-properties style:line-height-at-least="0.402cm"/>
      <style:text-properties fo:color="#ffffff" loext:opacity="100%" fo:font-size="12pt" fo:background-color="#2d2b55" style:font-size-asian="12pt" style:font-size-complex="12pt"/>
    </style:style>
    <style:style style:name="P18" style:family="paragraph" style:parent-style-name="Standard">
      <style:paragraph-properties style:line-height-at-least="0.402cm"/>
      <style:text-properties fo:color="#ffffff" loext:opacity="100%" fo:font-size="12pt" officeooo:paragraph-rsid="00015db2" fo:background-color="#2d2b55" style:font-size-asian="12pt" style:font-size-complex="12pt"/>
    </style:style>
    <style:style style:name="P19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20" style:family="paragraph" style:parent-style-name="Standard">
      <style:paragraph-properties style:line-height-at-least="0.402cm"/>
      <style:text-properties fo:font-size="12pt" fo:background-color="#2d2b55" style:font-size-asian="12pt" style:font-size-complex="12pt"/>
    </style:style>
    <style:style style:name="P21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22" style:family="paragraph" style:parent-style-name="Table_20_Contents">
      <style:text-properties officeooo:paragraph-rsid="00015db2"/>
    </style:style>
    <style:style style:name="P23" style:family="paragraph" style:parent-style-name="Table_20_Contents">
      <style:text-properties officeooo:rsid="00015db2" officeooo:paragraph-rsid="00015db2"/>
    </style:style>
    <style:style style:name="P24" style:family="paragraph" style:parent-style-name="Table_20_Contents">
      <style:text-properties fo:language="en" fo:country="US" officeooo:rsid="00015db2" officeooo:paragraph-rsid="00015db2"/>
    </style:style>
    <style:style style:name="P25" style:family="paragraph" style:parent-style-name="Text_20_body">
      <style:text-properties officeooo:rsid="00015db2" officeooo:paragraph-rsid="00015db2"/>
    </style:style>
    <style:style style:name="P26" style:family="paragraph" style:parent-style-name="Text_20_body">
      <style:text-properties fo:language="en" fo:country="US" officeooo:rsid="00015db2" officeooo:paragraph-rsid="00015db2"/>
    </style:style>
    <style:style style:name="P27" style:family="paragraph" style:parent-style-name="Text_20_body">
      <style:text-properties fo:language="ru" fo:country="RU" officeooo:rsid="00015db2" officeooo:paragraph-rsid="00015db2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language="ru" fo:country="RU" officeooo:rsid="00015db2" officeooo:paragraph-rsid="00015db2"/>
    </style:style>
    <style:style style:name="P29" style:family="paragraph" style:parent-style-name="Text_20_body">
      <style:text-properties fo:font-weight="bold" officeooo:paragraph-rsid="00015db2" style:font-weight-asian="bold" style:font-weight-complex="bold"/>
    </style:style>
    <style:style style:name="P30" style:family="paragraph" style:parent-style-name="Text_20_body">
      <style:text-properties fo:font-weight="normal" officeooo:rsid="00015db2" officeooo:paragraph-rsid="00015db2" style:font-weight-asian="normal" style:font-weight-complex="normal"/>
    </style:style>
    <style:style style:name="P31" style:family="paragraph" style:parent-style-name="Код">
      <style:text-properties officeooo:paragraph-rsid="00015db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5db2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0f111"/>
    </style:style>
    <style:style style:name="T5" style:family="text">
      <style:text-properties fo:language="ru" fo:country="RU" officeooo:rsid="00015db2"/>
    </style:style>
    <style:style style:name="T6" style:family="text">
      <style:text-properties officeooo:rsid="00015db2"/>
    </style:style>
    <style:style style:name="T7" style:family="text">
      <style:text-properties fo:color="#f8f8f2" loext:opacity="100%" style:font-name="Consolas" fo:font-weight="normal"/>
    </style:style>
    <style:style style:name="T8" style:family="text">
      <style:text-properties style:font-name="Consolas" fo:font-weight="normal"/>
    </style:style>
    <style:style style:name="T9" style:family="text">
      <style:text-properties fo:color="#ff9d00" loext:opacity="100%"/>
    </style:style>
    <style:style style:name="T10" style:family="text">
      <style:text-properties fo:color="#ff9d00" loext:opacity="100%" style:font-name="Consolas" fo:font-weight="normal"/>
    </style:style>
    <style:style style:name="T11" style:family="text">
      <style:text-properties fo:color="#ff9d00" loext:opacity="100%" style:font-name="Consolas" fo:font-weight="normal" fo:background-color="#2d2b55" loext:char-shading-value="0"/>
    </style:style>
    <style:style style:name="T12" style:family="text">
      <style:text-properties fo:color="#ff9d00" loext:opacity="100%" style:font-name="Consolas" fo:font-size="12pt" fo:font-weight="normal" fo:background-color="#2d2b55" loext:char-shading-value="0" style:font-size-asian="12pt" style:font-size-complex="12pt"/>
    </style:style>
    <style:style style:name="T13" style:family="text">
      <style:text-properties fo:color="#ff9d00" loext:opacity="100%" fo:language="en" fo:country="US"/>
    </style:style>
    <style:style style:name="T14" style:family="text">
      <style:text-properties fo:color="#ffffff" loext:opacity="100%" style:font-name="Consolas" fo:font-weight="normal"/>
    </style:style>
    <style:style style:name="T15" style:family="text">
      <style:text-properties fo:color="#ffffff" loext:opacity="100%" style:font-name="Consolas" fo:font-weight="normal" fo:background-color="#2d2b55" loext:char-shading-value="0"/>
    </style:style>
    <style:style style:name="T16" style:family="text">
      <style:text-properties fo:color="#ffffff" loext:opacity="100%" style:font-name="Consolas" fo:font-size="8.39999961853027pt" fo:font-weight="normal" fo:background-color="#2d2b55" loext:char-shading-value="0"/>
    </style:style>
    <style:style style:name="T17" style:family="text">
      <style:text-properties fo:color="#ffffff" loext:opacity="100%" style:font-name="Consolas" fo:font-size="12pt" fo:font-weight="normal" fo:background-color="#2d2b55" loext:char-shading-value="0" style:font-size-asian="12pt" style:font-size-complex="12pt"/>
    </style:style>
    <style:style style:name="T18" style:family="text">
      <style:text-properties fo:color="#ffffff" loext:opacity="100%" fo:background-color="#2d2b55" loext:char-shading-value="0"/>
    </style:style>
    <style:style style:name="T19" style:family="text">
      <style:text-properties fo:color="#e1efff" loext:opacity="100%"/>
    </style:style>
    <style:style style:name="T20" style:family="text">
      <style:text-properties fo:color="#e1efff" loext:opacity="100%" style:font-name="Consolas" fo:font-weight="normal"/>
    </style:style>
    <style:style style:name="T21" style:family="text">
      <style:text-properties fo:color="#e1efff" loext:opacity="100%" style:font-name="Consolas" fo:font-weight="normal" fo:background-color="#2d2b55" loext:char-shading-value="0"/>
    </style:style>
    <style:style style:name="T22" style:family="text">
      <style:text-properties fo:color="#e1efff" loext:opacity="100%" style:font-name="Consolas" fo:font-size="12pt" fo:font-weight="normal" fo:background-color="#2d2b55" loext:char-shading-value="0" style:font-size-asian="12pt" style:font-size-complex="12pt"/>
    </style:style>
    <style:style style:name="T23" style:family="text">
      <style:text-properties fo:color="#fad000" loext:opacity="100%"/>
    </style:style>
    <style:style style:name="T24" style:family="text">
      <style:text-properties fo:color="#fad000" loext:opacity="100%" style:font-name="Consolas" fo:font-weight="normal"/>
    </style:style>
    <style:style style:name="T25" style:family="text">
      <style:text-properties fo:color="#fad000" loext:opacity="100%" style:font-name="Consolas" fo:font-weight="normal" fo:background-color="#2d2b55" loext:char-shading-value="0"/>
    </style:style>
    <style:style style:name="T26" style:family="text">
      <style:text-properties fo:color="#92fc79" loext:opacity="100%" style:font-name="Consolas" fo:font-weight="normal"/>
    </style:style>
    <style:style style:name="T27" style:family="text">
      <style:text-properties fo:color="#92fc79" loext:opacity="100%" style:font-name="Consolas" fo:font-weight="normal" fo:background-color="#2d2b55" loext:char-shading-value="0"/>
    </style:style>
    <style:style style:name="T28" style:family="text">
      <style:text-properties fo:color="#a5ff90" loext:opacity="100%" style:font-name="Consolas" fo:font-weight="normal"/>
    </style:style>
    <style:style style:name="T29" style:family="text">
      <style:text-properties fo:color="#a5ff90" loext:opacity="100%" style:font-name="Consolas" fo:font-weight="normal" fo:background-color="#2d2b55" loext:char-shading-value="0"/>
    </style:style>
    <style:style style:name="T30" style:family="text">
      <style:text-properties fo:color="#9effff" loext:opacity="100%"/>
    </style:style>
    <style:style style:name="T31" style:family="text">
      <style:text-properties fo:color="#9effff" loext:opacity="100%" style:font-name="Consolas" fo:font-size="8.39999961853027pt" fo:font-weight="normal" fo:background-color="#2d2b55" loext:char-shading-value="0"/>
    </style:style>
    <style:style style:name="T32" style:family="text">
      <style:text-properties fo:color="#9effff" loext:opacity="100%" style:font-name="Consolas" fo:font-weight="normal"/>
    </style:style>
    <style:style style:name="T33" style:family="text">
      <style:text-properties fo:color="#9effff" loext:opacity="100%" style:font-name="Consolas" fo:font-weight="normal" fo:background-color="#2d2b55" loext:char-shading-value="0"/>
    </style:style>
    <style:style style:name="T34" style:family="text">
      <style:text-properties fo:color="#9effff" loext:opacity="100%" fo:background-color="#2d2b55" loext:char-shading-value="0"/>
    </style:style>
    <style:style style:name="T35" style:family="text">
      <style:text-properties fo:color="#ffee80" loext:opacity="100%"/>
    </style:style>
    <style:style style:name="T36" style:family="text">
      <style:text-properties fo:color="#ff628c" loext:opacity="100%"/>
    </style:style>
    <style:style style:name="T37" style:family="text">
      <style:text-properties fo:color="#ff628c" loext:opacity="100%" style:font-name="Consolas" fo:font-weight="normal"/>
    </style:style>
    <style:style style:name="T38" style:family="text">
      <style:text-properties fo:color="#ff628c" loext:opacity="100%" style:font-name="Consolas" fo:font-weight="normal" fo:background-color="#2d2b55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jango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"><text:a xlink:type="simple" xlink:href="#__RefHeading___Toc29_4118663804" text:style-name="Index_20_Link" text:visited-style-name="Index_20_Link">1. Hello World. Или первый проект<text:tab/>2</text:a></text:p>
          <text:p text:style-name="P5"><text:a xlink:type="simple" xlink:href="#__RefHeading___Toc31_4118663804" text:style-name="Index_20_Link" text:visited-style-name="Index_20_Link">Структура проекта<text:tab/>2</text:a></text:p>
          <text:p text:style-name="P5"><text:a xlink:type="simple" xlink:href="#__RefHeading___Toc33_4118663804" text:style-name="Index_20_Link" text:visited-style-name="Index_20_Link">Запуск проекта<text:tab/>2</text:a></text:p>
          <text:p text:style-name="P6"><text:a xlink:type="simple" xlink:href="#__RefHeading___Toc35_4118663804" text:style-name="Index_20_Link" text:visited-style-name="Index_20_Link">Пара слов о manage.py<text:tab/>2</text:a></text:p>
          <text:p text:style-name="P5"><text:a xlink:type="simple" xlink:href="#__RefHeading___Toc38_4118663804" text:style-name="Index_20_Link" text:visited-style-name="Index_20_Link">Обработка HTTP<text:tab/>3</text:a></text:p>
          <text:p text:style-name="P6"><text:a xlink:type="simple" xlink:href="#__RefHeading___Toc40_4118663804" text:style-name="Index_20_Link" text:visited-style-name="Index_20_Link">Добавление своей стартовой страницы<text:tab/>3</text:a></text:p>
          <text:p text:style-name="P7"><text:a xlink:type="simple" xlink:href="#__RefHeading___Toc42_4118663804" text:style-name="Index_20_Link" text:visited-style-name="Index_20_Link">Маршруты<text:tab/>3</text:a></text:p>
          <text:p text:style-name="P7"><text:a xlink:type="simple" xlink:href="#__RefHeading___Toc44_4118663804" text:style-name="Index_20_Link" text:visited-style-name="Index_20_Link">Контроллер<text:tab/>4</text:a></text:p>
        </text:index-body>
      </text:table-of-content>
      <text:p text:style-name="P1"/>
      <text:p text:style-name="P3"/>
      <text:h text:style-name="P8" text:outline-level="1"><text:bookmark-start text:name="__RefHeading___Toc29_4118663804"/><text:span text:style-name="T1">Hello World. </text:span><text:span text:style-name="T4">Или первый проект</text:span><text:bookmark-end text:name="__RefHeading___Toc29_4118663804"/></text:h>
      <text:p text:style-name="P25"><text:span text:style-name="T5">С</text:span><text:span text:style-name="T3">оздание проекта выполняется посредством </text:span><text:span text:style-name="T1">django-admin. </text:span><text:span text:style-name="T3">Консольной утилиты, поставляемой совместно с </text:span><text:span text:style-name="T1">django.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2">&gt; <text:span text:style-name="T2">django-admin startproject </text:span><text:span text:style-name="T5">название_проекта путь_до_будущего_корня_проекта</text:span></text:p>
          </table:table-cell>
        </table:table-row>
      </table:table>
      <text:h text:style-name="Heading_20_2" text:outline-level="2"><text:bookmark-start text:name="__RefHeading___Toc31_4118663804"/>Структура проекта<text:bookmark-end text:name="__RefHeading___Toc31_4118663804"/><text:span text:style-name="T1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3">Файл</text:p>
          </table:table-cell>
          <table:table-cell table:style-name="Таблица2.B1" office:value-type="string">
            <text:p text:style-name="P23">Описание</text:p>
          </table:table-cell>
        </table:table-row>
        <table:table-row>
          <table:table-cell table:style-name="Таблица2.A2" office:value-type="string">
            <text:p text:style-name="P24">manage.py</text:p>
          </table:table-cell>
          <table:table-cell table:style-name="Таблица2.B2" office:value-type="string">
            <text:p text:style-name="P23">Скрипт, используемый в процессе разработки для выполнения действий над проектом.</text:p>
          </table:table-cell>
        </table:table-row>
        <table:table-row>
          <table:table-cell table:style-name="Таблица2.A2" office:value-type="string">
            <text:p text:style-name="P24">wsgi.py <text:span text:style-name="T3">и </text:span>asgi.py</text:p>
          </table:table-cell>
          <table:table-cell table:style-name="Таблица2.B2" office:value-type="string">
            <text:p text:style-name="P23">Точки входа в <text:span text:style-name="T1">WSGI </text:span><text:span text:style-name="T3">и </text:span><text:span text:style-name="T1">ASGI </text:span><text:span text:style-name="T3">приложения.</text:span></text:p>
          </table:table-cell>
        </table:table-row>
        <table:table-row>
          <table:table-cell table:style-name="Таблица2.A2" office:value-type="string">
            <text:p text:style-name="P24">settings.py</text:p>
          </table:table-cell>
          <table:table-cell table:style-name="Таблица2.B2" office:value-type="string">
            <text:p text:style-name="P23">Модуль, содержащий все настройки проекта.</text:p>
          </table:table-cell>
        </table:table-row>
        <table:table-row>
          <table:table-cell table:style-name="Таблица2.A2" office:value-type="string">
            <text:p text:style-name="P24">urls.py</text:p>
          </table:table-cell>
          <table:table-cell table:style-name="Таблица2.B2" office:value-type="string">
            <text:p text:style-name="P23">Модуль, описывающий правила маршрутизации.</text:p>
          </table:table-cell>
        </table:table-row>
      </table:table>
      <text:h text:style-name="Heading_20_2" text:outline-level="2"><text:bookmark-start text:name="__RefHeading___Toc33_4118663804"/>Запуск проекта<text:bookmark-end text:name="__RefHeading___Toc33_4118663804"/><text:span text:style-name="T1"/></text:h>
      <text:p text:style-name="P25">Вот тот описанный выше файлик, а именно <text:span text:style-name="T1">manage.py, </text:span><text:span text:style-name="T3">представляет собой интерфейс для ручного управления проектом, в частности, он позволяет запустить проект:</text:span><text:span text:style-name="T1"/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3"><text:span text:style-name="T3">&gt; </text:span><text:span text:style-name="T1">python manage.py runserver</text:span></text:p>
          </table:table-cell>
        </table:table-row>
      </table:table>
      <text:p text:style-name="P27">Таким образом начнет работу встроенный <text:span text:style-name="T1">wsgi </text:span>сервер в <text:span text:style-name="T1">django. </text:span>А сам проект запустится на порту 8000. Сервер работает в однопоточном режиме, перезапускается самостоятельно в случае изменений в коде. А также этот встроенный сервер ничего не кэширует.</text:p>
      <text:h text:style-name="Heading_20_3" text:outline-level="3"><text:bookmark-start text:name="__RefHeading___Toc35_4118663804"/><text:span text:style-name="T3">Пара слов о </text:span>manage.py<text:bookmark-end text:name="__RefHeading___Toc35_4118663804"/></text:h>
      <text:p text:style-name="P26">manage.py – <text:span text:style-name="T3">главный руль у фреймворка, он позволяет автоматически генерировать код, управлять базой данных, запускать сервер, консоль и так далее. Для вывода списка всех доступных команд следует запустить файл на исполнение без аргументов: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3">&gt; <text:span text:style-name="T1">python manage.py</text:span></text:p>
          </table:table-cell>
        </table:table-row>
      </table:table>
      <text:p text:style-name="P27">Список команд может расширяться самостоятельно, а также при помощи расширений, которые можно найти на <text:span text:style-name="T1">github.</text:span></text:p>
      <text:h text:style-name="Heading_20_2" text:outline-level="2"><text:bookmark-start text:name="__RefHeading___Toc38_4118663804"/>Обработка <text:span text:style-name="T1">HTTP</text:span><text:bookmark-end text:name="__RefHeading___Toc38_4118663804"/></text:h>
      <text:p text:style-name="P26">Django <text:span text:style-name="T3">берет на себя всю «грязную» работу по работе с </text:span>http. <text:span text:style-name="T3">Разработчику остается лишь чуть потрудиться для добавления новых страниц на сайт. В минимальном случае, разработчику необходимо поработать над следующими тремя сущностями:</text:span></text:p>
      <text:list text:style-name="L1">
        <text:list-item>
          <text:p text:style-name="P10">Маршрут;</text:p>
        </text:list-item>
        <text:list-item>
          <text:p text:style-name="P10"><text:soft-page-break/>Контроллер;</text:p>
        </text:list-item>
        <text:list-item>
          <text:p text:style-name="P10">Шаблон.</text:p>
        </text:list-item>
      </text:list>
      <text:h text:style-name="P9" text:outline-level="3"><text:bookmark-start text:name="__RefHeading___Toc40_4118663804"/>Добавление своей стартовой страницы<text:bookmark-end text:name="__RefHeading___Toc40_4118663804"/></text:h>
      <text:h text:style-name="Heading_20_4" text:outline-level="4"><text:bookmark-start text:name="__RefHeading___Toc42_4118663804"/>Маршруты<text:bookmark-end text:name="__RefHeading___Toc42_4118663804"/></text:h>
      <text:p text:style-name="P25">Все маршруты в <text:span text:style-name="T1">Django </text:span><text:span text:style-name="T3">хранятся в модуле </text:span><text:span text:style-name="T1">urls.py. </text:span><text:span text:style-name="T3">В данном файле находится переменная </text:span><text:span text:style-name="T1">urlpatterns, </text:span><text:span text:style-name="T3">содержащая список маршрутов. После создания проекта в ней хранится лишь один маршрут, соответствующий разделу администратора </text:span><text:span text:style-name="T1">‘admin/’.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5"><text:span text:style-name="T9">from</text:span> django<text:span text:style-name="T19">.</text:span>contrib <text:span text:style-name="T9">import</text:span> admin</text:p>
            <text:p text:style-name="P13"><text:span text:style-name="T9">from</text:span> django<text:span text:style-name="T19">.</text:span>urls <text:span text:style-name="T9">import</text:span> path</text:p>
            <text:p text:style-name="P19"/>
            <text:p text:style-name="P20"><text:span text:style-name="T14">urlpatterns </text:span><text:span text:style-name="T10">=</text:span><text:span text:style-name="T14"> </text:span><text:span text:style-name="T20">[</text:span><text:span text:style-name="T24">path</text:span><text:span text:style-name="T20">(</text:span><text:span text:style-name="T26">'</text:span><text:span text:style-name="T28">admin/</text:span><text:span text:style-name="T26">'</text:span><text:span text:style-name="T20">,</text:span><text:span text:style-name="T32"> admin</text:span><text:span text:style-name="T20">.</text:span><text:span text:style-name="T32">site</text:span><text:span text:style-name="T20">.</text:span><text:span text:style-name="T32">urls</text:span><text:span text:style-name="T20">)]</text:span></text:p>
          </table:table-cell>
        </table:table-row>
      </table:table>
      <text:p text:style-name="P27">Функция <text:span text:style-name="T1">path </text:span>принимает два аргумента: адрес запрашиваемой страницы или паттерн, описывающий группу страниц и обработчик или встраиваемый <text:span text:style-name="T1">urls.py </text:span>другого приложения.</text:p>
      <text:p text:style-name="P29"><text:span text:style-name="T5">Термин: обработчик запросов в </text:span><text:span text:style-name="T2">Django </text:span><text:span text:style-name="T5">называется </text:span><text:span text:style-name="T2">view- </text:span><text:span text:style-name="T5">вьюха.</text:span></text:p>
      <text:p text:style-name="P30">Для этого потребуется сделать собствеенный <text:span text:style-name="T1">view </text:span><text:span text:style-name="T3">и шаблон. Первым делом следует импортировать </text:span><text:span text:style-name="T1">views, </text:span><text:span text:style-name="T3">которые будут использоваться: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2"><text:span text:style-name="T9">from</text:span> django<text:span text:style-name="T19">.</text:span>contrib <text:span text:style-name="T13">import</text:span> admin</text:p>
            <text:p text:style-name="P13"><text:span text:style-name="T9">from</text:span> django<text:span text:style-name="T19">.</text:span>urls <text:span text:style-name="T9">import</text:span> path</text:p>
            <text:p text:style-name="P14"><text:span text:style-name="T9">from</text:span> django_blog <text:span text:style-name="T9">import</text:span> views</text:p>
            <text:p text:style-name="P19"/>
            <text:p text:style-name="P19"><text:span text:style-name="T15">urlpatterns </text:span><text:span text:style-name="T11">=</text:span><text:span text:style-name="T15"> </text:span><text:span text:style-name="T21">[</text:span><text:span text:style-name="T25">path</text:span><text:span text:style-name="T21">(</text:span><text:span text:style-name="T27">'</text:span><text:span text:style-name="T29">admin/</text:span><text:span text:style-name="T27">'</text:span><text:span text:style-name="T21">,</text:span><text:span text:style-name="T33"> admin</text:span><text:span text:style-name="T21">.</text:span><text:span text:style-name="T33">site</text:span><text:span text:style-name="T21">.</text:span><text:span text:style-name="T33">urls</text:span><text:span text:style-name="T21">)]</text:span></text:p>
          </table:table-cell>
        </table:table-row>
      </table:table>
      <text:p text:style-name="P30">Затем следует добавить правило для обработки адреса главной страницы: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2">urlpatterns <text:span text:style-name="T9">=</text:span> <text:span text:style-name="T19">[</text:span></text:p>
            <text:p text:style-name="P16">    <text:span text:style-name="T24">path</text:span><text:span text:style-name="T20">(</text:span><text:span text:style-name="T26">'</text:span><text:span text:style-name="T28">/</text:span><text:span text:style-name="T26">'</text:span><text:span text:style-name="T20">,</text:span><text:span text:style-name="T32"> views</text:span><text:span text:style-name="T20">.</text:span><text:span text:style-name="T32">index</text:span><text:span text:style-name="T20">),</text:span></text:p>
            <text:p text:style-name="P16">    <text:span text:style-name="T24">path</text:span><text:span text:style-name="T20">(</text:span><text:span text:style-name="T26">'</text:span><text:span text:style-name="T28">admin/</text:span><text:span text:style-name="T26">'</text:span><text:span text:style-name="T20">,</text:span><text:span text:style-name="T32"> admin</text:span><text:span text:style-name="T20">.</text:span><text:span text:style-name="T32">site</text:span><text:span text:style-name="T20">.</text:span><text:span text:style-name="T32">urls</text:span><text:span text:style-name="T20">),</text:span></text:p>
            <text:p text:style-name="P19"><text:span text:style-name="T21">]</text:span></text:p>
          </table:table-cell>
        </table:table-row>
      </table:table>
      <text:p text:style-name="P30">Таким образом было создано правило. Это правило говорит следующее: для пути <text:span text:style-name="T1">‘/’ </text:span><text:span text:style-name="T3">использовать пустое </text:span><text:span text:style-name="T1">view views.index.</text:span></text:p>
      <text:h text:style-name="Heading_20_4" text:outline-level="4"><text:bookmark-start text:name="__RefHeading___Toc44_4118663804"/>Контроллер<text:bookmark-end text:name="__RefHeading___Toc44_4118663804"/></text:h>
      <text:p text:style-name="P25">В файлике <text:span text:style-name="T1">urls.py </text:span><text:span text:style-name="T3">было произведено некоторое действие, а именно был импортирован </text:span><text:span text:style-name="T1">views, </text:span><text:span text:style-name="T3">все бы ничего, но его не существует. Так что далее следует создать необходимый файлик со следующим содержимым: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Код"><text:span text:style-name="Source_20_Text"><text:span text:style-name="T12">from</text:span></text:span><text:span text:style-name="Source_20_Text"><text:span text:style-name="T17"> django</text:span></text:span><text:span text:style-name="Source_20_Text"><text:span text:style-name="T22">.</text:span></text:span><text:span text:style-name="Source_20_Text"><text:span text:style-name="T17">shortcuts </text:span></text:span><text:span text:style-name="Source_20_Text"><text:span text:style-name="T12">import</text:span></text:span><text:span text:style-name="Source_20_Text"><text:span text:style-name="T17"> render</text:span></text:span></text:p>
            <text:p text:style-name="Код"/>
            <text:p text:style-name="Код"><text:span text:style-name="T9">def</text:span><text:span text:style-name="T30"> </text:span><text:span text:style-name="T23">index</text:span><text:span text:style-name="T35">(</text:span><text:span text:style-name="T30">request</text:span><text:span text:style-name="T35">)</text:span><text:span text:style-name="T19">:</text:span></text:p>
            <text:p text:style-name="Код"><text:soft-page-break/><text:span text:style-name="T10"><text:s text:c="4"/>return</text:span><text:span text:style-name="T8"> </text:span><text:span text:style-name="T24">render</text:span><text:span text:style-name="T20">(</text:span><text:span text:style-name="T32">request</text:span><text:span text:style-name="T20">,</text:span><text:span text:style-name="T32"> </text:span><text:span text:style-name="T26">'</text:span><text:span text:style-name="T28">index.html</text:span><text:span text:style-name="T26">'</text:span><text:span text:style-name="T20">,</text:span><text:span text:style-name="T32"> context</text:span><text:span text:style-name="T10">=</text:span><text:span text:style-name="T20">{</text:span></text:p>
            <text:p text:style-name="Код"><text:span text:style-name="T30">        </text:span><text:span text:style-name="T26">'</text:span><text:span text:style-name="T28">who</text:span><text:span text:style-name="T26">'</text:span><text:span text:style-name="T20">:</text:span><text:span text:style-name="T32"> </text:span><text:span text:style-name="T26">'</text:span><text:span text:style-name="T28">World</text:span><text:span text:style-name="T26">'</text:span><text:span text:style-name="T20">,</text:span></text:p>
            <text:p text:style-name="Код"><text:span text:style-name="T34">    </text:span><text:span text:style-name="T21">})</text:span></text:p>
          </table:table-cell>
        </table:table-row>
      </table:table>
      <text:p text:style-name="P25">Функция <text:span text:style-name="T1">render </text:span><text:span text:style-name="T3">формирует </text:span><text:span text:style-name="T1">html </text:span><text:span text:style-name="T3">на основании шаблона и использует при рендеринге словарь переменных </text:span><text:span text:style-name="T1">context.</text:span></text:p>
      <text:h text:style-name="Heading_20_4" text:outline-level="4">Шаблон. <text:span text:style-name="T6">Настройка путей до шаблонов в </text:span><text:span text:style-name="T2">Django</text:span></text:h>
      <text:p text:style-name="P25">Собственно говоря, остается лишь сделать шаблон, для того, чтобы все работало. Для этого следует создать директорию <text:span text:style-name="T1">templates </text:span><text:span text:style-name="T3">и там создать файлик </text:span><text:span text:style-name="T1">index.html: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1"><text:span text:style-name="T31">&lt;h1&gt;</text:span><text:span text:style-name="T16">Hello, {{ who }}</text:span><text:span text:style-name="T31">&lt;/h1&gt;</text:span></text:p>
          </table:table-cell>
        </table:table-row>
      </table:table>
      <text:p text:style-name="P27">Для того, чтобы <text:span text:style-name="T1">Django </text:span>понял, где ему искать шаблоны, следует указать ему пути. Сделать это треубется в файлике <text:span text:style-name="T1">settings.py </text:span>в переменной <text:span text:style-name="T1">TEMPLATES. </text:span>А точнее в списке <text:span text:style-name="T1">dirs.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31"><text:span text:style-name="T36">TEMPLATES</text:span> <text:span text:style-name="T9">=</text:span> <text:span text:style-name="T19">[</text:span></text:p>
            <text:p text:style-name="P31">    <text:span text:style-name="T20">{</text:span></text:p>
            <text:p text:style-name="P31">        <text:span text:style-name="T26">'</text:span><text:span text:style-name="T28">BACKEND</text:span><text:span text:style-name="T26">'</text:span><text:span text:style-name="T20">:</text:span><text:span text:style-name="T8"> </text:span><text:span text:style-name="T26">'</text:span><text:span text:style-name="T28">django.template.backends.django.DjangoTemplates</text:span><text:span text:style-name="T26">'</text:span><text:span text:style-name="T20">,</text:span></text:p>
            <text:p text:style-name="P31"><text:span text:style-name="T18">        </text:span><text:span text:style-name="T27">'</text:span><text:span text:style-name="T29">DIRS</text:span><text:span text:style-name="T27">'</text:span><text:span text:style-name="T21">:</text:span><text:span text:style-name="T15"> </text:span><text:span text:style-name="T21">[</text:span><text:span text:style-name="T38">BASE_DIR</text:span><text:span text:style-name="T15"> </text:span><text:span text:style-name="T11">/</text:span><text:span text:style-name="T15"> </text:span><text:span text:style-name="T27">'</text:span><text:span text:style-name="T29">templates</text:span><text:span text:style-name="T27">'</text:span><text:span text:style-name="T21">],</text:span></text:p>
            <text:p text:style-name="P31">...</text:p>
          </table:table-cell>
        </table:table-row>
      </table:table>
      <text:p text:style-name="P27">Последним шагом следует добавить приложение <text:span text:style-name="T1">(</text:span>в данном случае это имя <text:span text:style-name="T1">python- </text:span>пакета, представляющего собой веб- приложение<text:span text:style-name="T1">) </text:span>в список приложений в файле <text:span text:style-name="T1">settings.py, </text:span>точнее, в переменную <text:span text:style-name="T1">INSTALLED_APPS:</text:span>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6"><text:span text:style-name="T37">INSTALLED_APPS</text:span><text:span text:style-name="T8"> </text:span><text:span text:style-name="T10">=</text:span><text:span text:style-name="T8"> </text:span><text:span text:style-name="T20">[</text:span></text:p>
            <text:p text:style-name="P18"><text:span text:style-name="T20"><text:s text:c="2"/>...</text:span></text:p>
            <text:p text:style-name="P16">    <text:span text:style-name="T26">'</text:span><text:span text:style-name="T28">django.contrib.staticfiles</text:span><text:span text:style-name="T26">'</text:span><text:span text:style-name="T20">,</text:span></text:p>
            <text:p text:style-name="P16">    <text:span text:style-name="T26">'</text:span><text:span text:style-name="T28">django_blog</text:span><text:span text:style-name="T26">'</text:span></text:p>
            <text:p text:style-name="P19"><text:span text:style-name="T21">]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cm" style:contextual-spacing="false" fo:line-height="150%" fo:text-indent="1cm" style:auto-text-indent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Код" style:family="paragraph" style:parent-style-name="Standard">
      <style:paragraph-properties style:line-height-at-least="0.402cm"/>
      <style:text-properties fo:color="#ffffff" loext:opacity="100%" style:font-name="Consolas" fo:font-family="Consolas, 'Courier New', monospace" fo:font-size="12pt" fo:font-weight="normal" fo:background-color="#2d2b55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1T10:55:04.923000000</meta:creation-date>
    <dc:date>2023-04-23T22:53:58.368000000</dc:date>
    <meta:editing-duration>P1DT19H32M5S</meta:editing-duration>
    <meta:editing-cycles>3</meta:editing-cycles>
    <meta:generator>LibreOffice/7.5.2.2$Windows_X86_64 LibreOffice_project/53bb9681a964705cf672590721dbc85eb4d0c3a2</meta:generator>
    <meta:document-statistic meta:table-count="11" meta:image-count="0" meta:object-count="0" meta:page-count="5" meta:paragraph-count="79" meta:word-count="548" meta:character-count="4164" meta:non-whitespace-character-count="3644"/>
  </office:meta>
</office:document-meta>
</file>